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re Baskerville" svg:font-family="'Libre Baskerville'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re Baskerville" svg:font-family="'Libre Baskerville'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re Baskerville" fo:font-size="12pt" fo:language="pt" fo:country="BR" style:letter-kerning="true" style:font-name-asian="Droid Sans Fallback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re Baskerville" fo:font-size="12pt" fo:language="pt" fo:country="BR" style:letter-kerning="true" style:font-name-asian="Droid Sans Fallback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re Baskerville" fo:font-family="'Libre Baskerville'" fo:font-size="12pt" fo:language="pt" fo:country="BR" style:letter-kerning="true" style:font-name-asian="Droid Sans Fallback" style:font-family-asian="'Droid Sans Fallback'" style:font-family-generic-asian="system" style:font-pitch-asian="variable" style:font-size-asian="12pt" style:language-asian="ja" style:country-asian="JP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re Baskerville" fo:font-family="'Libre Baskerville'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name="Libre Baskerville" fo:font-family="'Libre Baskerville'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re Baskerville" fo:font-family="'Libre Baskerville'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re Baskerville" fo:font-family="'Libre Baskerville'"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fo:font-weight="bold" style:font-size-asian="14pt" style:font-weight-asian="bold" style:font-size-complex="1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7:28:19</meta:creation-date>
    <dc:language>pt-BR</dc:language>
    <dc:date>2023-02-27T17:44:31.699337198</dc:date>
    <meta:editing-cycles>2</meta:editing-cycles>
    <meta:editing-duration>PT3M39S</meta:editing-duration>
    <meta:generator>LibreOffice/7.5.0.3$Linux_X86_64 LibreOffice_project/c21113d003cd3efa8c53188764377a8272d9d6de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5.0000</meta:user-defined>
  </office:meta>
</office:document-meta>
</file>